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2.191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loext:graphic-properties draw:fill-color="#ffffff"/>
      <style:text-properties fo:font-size="18pt" style:font-size-asian="18pt" style:font-size-complex="18pt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-color="#ffffff"/>
      <style:text-properties fo:font-size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5cm" svg:height="9cm" svg:x="1.25cm" svg:y="0.75cm" presentation:class="title">
          <draw:text-box>
            <text:p>AKIŞ Diagramları Eğitimi</text:p>
          </draw:text-box>
        </draw:frame>
        <draw:frame presentation:style-name="pr2" draw:layer="layout" svg:width="25cm" svg:height="3.25cm" svg:x="1.25cm" svg:y="10.75cm" presentation:class="subtitle">
          <draw:text-box>
            <text:p><text:s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Yazılım nedir ?<text:line-break/>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Bir bilgisayarı belirli işlemleri yerine getirmek üzere yöneten , bilgisayara ne yapacağını söyleyen kodlanmış komutlar dizisi</text:p>
              </text:list-item>
              <text:list-item>
                <text:p>mantık+veri+belge+insan+program = yazılım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3" draw:layer="layout" svg:width="25.199cm" svg:height="12.191cm" svg:x="1.397cm" svg:y="1.752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ans Regular1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2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2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2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2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2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2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8:54:23.181563119</meta:creation-date>
    <meta:editing-duration>PT4M37S</meta:editing-duration>
    <meta:editing-cycles>3</meta:editing-cycles>
    <meta:generator>LibreOffice/7.4.5.1$Linux_X86_64 LibreOffice_project/40$Build-1</meta:generator>
    <dc:title>Vivid</dc:title>
    <dc:date>2023-09-26T18:58:59.872293571</dc:date>
    <meta:document-statistic meta:object-count="55"/>
  </office:meta>
</office:document-meta>
</file>